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889in" style:rel-column-width="9355*"/>
    </style:style>
    <style:style style:name="Table1.B" style:family="table-column">
      <style:table-column-properties style:column-width="0.9896in" style:rel-column-width="9362*"/>
    </style:style>
    <style:style style:name="Table1.D" style:family="table-column">
      <style:table-column-properties style:column-width="0.4597in" style:rel-column-width="4349*"/>
    </style:style>
    <style:style style:name="Table1.E" style:family="table-column">
      <style:table-column-properties style:column-width="1.2729in" style:rel-column-width="12042*"/>
    </style:style>
    <style:style style:name="Table1.F" style:family="table-column">
      <style:table-column-properties style:column-width="1.2354in" style:rel-column-width="11687*"/>
    </style:style>
    <style:style style:name="Table1.G" style:family="table-column">
      <style:table-column-properties style:column-width="0.9917in" style:rel-column-width="938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weight="bold" style:font-weight-asian="bold" style:font-weight-complex="bold"/>
    </style:style>
    <style:style style:name="P3" style:family="paragraph" style:parent-style-name="Standard">
      <style:text-properties style:font-name="Helvetica Neue" fo:font-size="10pt" style:font-size-asian="10pt" style:font-size-complex="10pt"/>
    </style:style>
    <style:style style:name="P4" style:family="paragraph" style:parent-style-name="Standard">
      <style:text-properties fo:color="#333333" style:font-name="Helvetica Neue"/>
    </style:style>
    <style:style style:name="P5" style:family="paragraph" style:parent-style-name="Standard">
      <style:text-properties fo:color="#333333" style:font-name="Helvetica Neue" fo:font-size="10pt" style:font-size-asian="10pt" style:font-size-complex="10pt"/>
    </style:style>
    <style:style style:name="P6" style:family="paragraph" style:parent-style-name="Standard"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999999" style:font-name="Helvetica Neue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99999" style:font-name="Helvetica Neue" fo:font-size="10pt" style:font-size-asian="10pt" style:font-size-complex="10pt"/>
    </style:style>
    <style:style style:name="P10" style:family="paragraph" style:parent-style-name="Text_20_body">
      <style:text-properties fo:color="#333333" style:font-name="Helvetica Neue" fo:font-size="10pt" style:font-size-asian="10pt" style:font-size-complex="10pt"/>
    </style:style>
    <style:style style:name="P11" style:family="paragraph" style:parent-style-name="Standard">
      <style:paragraph-properties fo:margin-top="0.2402in" fo:margin-bottom="0.0598in" fo:line-height="0.2in"/>
      <style:text-properties fo:color="#999999" style:font-name="Helvetica Neue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Helvetica Neue" fo:font-size="10pt" style:font-size-asian="10pt" style:font-size-complex="10pt"/>
    </style:style>
    <style:style style:name="P13" style:family="paragraph" style:parent-style-name="Text_20_body">
      <style:paragraph-properties fo:padding="0.0193in" fo:border="0.0008in solid #d9d9e3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text-properties fo:color="#333333" style:font-name="Helvetica Neue" fo:font-size="10pt" style:font-size-asian="10pt" style:font-size-complex="10pt"/>
    </style:style>
    <style:style style:name="P15" style:family="paragraph" style:parent-style-name="Text_20_body" style:list-style-name="L2">
      <style:text-properties fo:color="#333333" style:font-name="Helvetica Neue" fo:font-size="10pt" style:font-size-asian="10pt" style:font-size-complex="10pt"/>
    </style:style>
    <style:style style:name="P16" style:family="paragraph" style:parent-style-name="Text_20_body" style:list-style-name="L3">
      <style:text-properties fo:color="#333333" style:font-name="Helvetica Neue" fo:font-size="10pt" style:font-size-asian="10pt" style:font-size-complex="10pt"/>
    </style:style>
    <style:style style:name="P17" style:family="paragraph" style:parent-style-name="Text_20_body" style:list-style-name="L4">
      <style:text-properties fo:color="#333333" style:font-name="Helvetica Neue" fo:font-size="10pt" style:font-size-asian="10pt" style:font-size-complex="10pt"/>
    </style:style>
    <style:style style:name="P18" style:family="paragraph" style:parent-style-name="Text_20_body" style:list-style-name="L5">
      <style:text-properties fo:color="#333333" style:font-name="Helvetica Neue" fo:font-size="10pt" style:font-size-asian="10pt" style:font-size-complex="10pt"/>
    </style:style>
    <style:style style:name="T1" style:family="text">
      <style:text-properties fo:color="#333333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ames Thompson</text:p>
      <text:p text:style-name="P7">Sr. Design Technologist</text:p>
      <text:p text:style-name="P3"><text:span text:style-name="T1">Austin, TX |</text:span> <text:a xlink:type="simple" xlink:href="https://qbi11y.github.io/portfolio/" text:style-name="Internet_20_link" text:visited-style-name="Visited_20_Internet_20_Link">https://qbi11y.github.io/portfolio/</text:a> | <text:a xlink:type="simple" xlink:href="mailto:thompsonjamesquillan@gmail.com" text:style-name="Internet_20_link" text:visited-style-name="Visited_20_Internet_20_Link">thompsonjamesquillan@gmail.com</text:a></text:p>
      <text:p text:style-name="P1"/>
      <text:p text:style-name="P10"><text:span text:style-name="Emphasis"><text:span text:style-name="T4">Results-driven Sr. Design Technologist with a proven track record of driving design strategy in dynamic environments. Expertise in user experience design, prototyping, and collaborative problem-solving. Passionate about leveraging technology to create compelling and user-centric solutions.</text:span></text:span></text:p>
      <text:p text:style-name="P11">Technical Skills <text:s text:c="61"/>Design Skill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React.js</text:p>
          </table:table-cell>
          <table:table-cell table:style-name="Table1.A1" office:value-type="string">
            <text:p text:style-name="P12">Node.js</text:p>
          </table:table-cell>
          <table:table-cell table:style-name="Table1.A1" office:value-type="string">
            <text:p text:style-name="P12">Pytho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UX Design</text:p>
          </table:table-cell>
          <table:table-cell table:style-name="Table1.A1" office:value-type="string">
            <text:p text:style-name="P12">Design Thinking</text:p>
          </table:table-cell>
          <table:table-cell table:style-name="Table1.A1" office:value-type="string">
            <text:p text:style-name="P12">Figma/Sketch</text:p>
          </table:table-cell>
        </table:table-row>
        <table:table-row>
          <table:table-cell table:style-name="Table1.A1" office:value-type="string">
            <text:p text:style-name="P12">SQL</text:p>
          </table:table-cell>
          <table:table-cell table:style-name="Table1.A1" office:value-type="string">
            <text:p text:style-name="P12">Shell scripting</text:p>
          </table:table-cell>
          <table:table-cell table:style-name="Table1.A1" office:value-type="string">
            <text:p text:style-name="P12">CS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reative Cloud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>AI/ML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8"/>
      <text:p text:style-name="P8">Work Experience</text:p>
      <text:p text:style-name="P8"/>
      <text:p text:style-name="P2">IBM</text:p>
      <text:p text:style-name="P5"><text:span text:style-name="T3">Sr. Design Technologist</text:span> | Nov 2016 – May 2023</text:p>
      <text:p text:style-name="P4"/>
      <text:list xml:id="list6017129360723858678" text:style-name="L1">
        <text:list-item>
          <text:p text:style-name="P14">Collaborated with executives leading to the identification and implementation of 3 product opportunities</text:p>
        </text:list-item>
        <text:list-item>
          <text:p text:style-name="P14">Engaged with customers to understand problems and propose designs that demonstrate a deep understanding of stated problems</text:p>
        </text:list-item>
        <text:list-item>
          <text:p text:style-name="P14">Wire framed and coded prototypes to communicate designs to users and executive leadership that led to focused initiatives</text:p>
        </text:list-item>
        <text:list-item>
          <text:p text:style-name="P14">Identified product opportunities and proposed comprehensive design solutions including coded prototypes</text:p>
        </text:list-item>
        <text:list-item>
          <text:p text:style-name="P14">Helped support and contributed components to internal design system that reduced development time by days and weeks</text:p>
        </text:list-item>
      </text:list>
      <text:p text:style-name="P1"/>
      <text:p text:style-name="P2">Gravitant</text:p>
      <text:p text:style-name="P5"><text:span text:style-name="T3">Design Manager</text:span> | Aug 2014-Nov 2016</text:p>
      <text:p text:style-name="P5"/>
      <text:list xml:id="list8177142439687867877" text:style-name="L2">
        <text:list-item>
          <text:p text:style-name="P15">Spearheaded team that designed and developed platform that resulted in customers to reducing budget overruns by ~30% (Platform was crown jewel in acquisition)</text:p>
        </text:list-item>
        <text:list-item>
          <text:p text:style-name="P15">Engaged with executives and architects to build a cloud brokerage platform user experience strategy</text:p>
        </text:list-item>
        <text:list-item>
          <text:p text:style-name="P15">Created full-stack responsive interactive wireframe prototypes the helped the sales team close deals</text:p>
        </text:list-item>
        <text:list-item>
          <text:p text:style-name="P15">Created scenarios used to generate compelling cloud brokerage use cases</text:p>
        </text:list-item>
        <text:list-item>
          <text:p text:style-name="P15">Engaged with architects and developers to implement proper front-end technologies and a reusable component library</text:p>
        </text:list-item>
      </text:list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2">RxNetwork</text:p>
      <text:p text:style-name="P5"><text:span text:style-name="T3">Lead User Experience Designer</text:span> | Feb 2014 – July 2014</text:p>
      <text:p text:style-name="P5"/>
      <text:list xml:id="list5943211577724921968" text:style-name="L3">
        <text:list-item>
          <text:p text:style-name="P16">Design healthcare-focused mobile and web applications </text:p>
        </text:list-item>
        <text:list-item>
          <text:p text:style-name="P16">Execute and evangelize design strategy</text:p>
        </text:list-item>
        <text:list-item>
          <text:p text:style-name="P16">Create scenarios used to generate compelling use cases</text:p>
        </text:list-item>
        <text:list-item>
          <text:p text:style-name="P16">Engage with executives to ensure designs provide value to users and address business cases</text:p>
        </text:list-item>
        <text:list-item>
          <text:p text:style-name="P16">Engage with the development team to ensure accurate design implementation</text:p>
        </text:list-item>
      </text:list>
      <text:p text:style-name="P1"/>
      <text:p text:style-name="P2">Dell</text:p>
      <text:p text:style-name="P5"><text:span text:style-name="T3">Principal Interaction Designer</text:span> | Aug 2011 – Feb 2014</text:p>
      <text:p text:style-name="P5"/>
      <text:list xml:id="list5566488670312715733" text:style-name="L4">
        <text:list-item>
          <text:p text:style-name="P17">Designed compelling user interfaces for converged infrastructure management software </text:p>
        </text:list-item>
        <text:list-item>
          <text:p text:style-name="P17">Created functional prototypes, wireframes, click-throughs, and mockups</text:p>
        </text:list-item>
        <text:list-item>
          <text:p text:style-name="P17">Participated in user research efforts to gain a better understanding of users to ensure the delivery of optimal user experience</text:p>
        </text:list-item>
        <text:list-item>
          <text:p text:style-name="P17">Engaged with Marketing and Engineering to translate business needs into product features</text:p>
        </text:list-item>
        <text:list-item>
          <text:p text:style-name="P17">Built relationships with stakeholders outside of the design group to ensure user feedback is applied to the product offerings</text:p>
        </text:list-item>
      </text:list>
      <text:p text:style-name="P1"/>
      <text:p text:style-name="P2">HP</text:p>
      <text:p text:style-name="P5"><text:span text:style-name="T3">User Experience Manager</text:span> | Jun 2008 – Aug 2011</text:p>
      <text:p text:style-name="P5"/>
      <text:list xml:id="list8507910719659009716" text:style-name="L5">
        <text:list-item>
          <text:p text:style-name="P18">Defined and managed overall user experience strategy for enterprise &amp; SMB software applications</text:p>
        </text:list-item>
        <text:list-item>
          <text:p text:style-name="P18">Created user scenarios functional prototypes, wireframes, click-throughs, and mockups</text:p>
        </text:list-item>
        <text:list-item>
          <text:p text:style-name="P18">Initiated and participated in contextual customer research to assist in gathering requirements and use cases</text:p>
        </text:list-item>
        <text:list-item>
          <text:p text:style-name="P18">Led design efforts and managed tactical user interface work for enterprise touchscreen displays</text:p>
        </text:list-item>
        <text:list-item>
          <text:p text:style-name="P18">Effectively managed budgets ranging from $75k - $750k and large-scale projects (5-7 person teams)</text:p>
        </text:list-item>
      </text:list>
      <text:p text:style-name="P10"/>
      <text:p text:style-name="P8">Personal Development</text:p>
      <text:p text:style-name="P6">Data Engineering w/ SQL and AWS</text:p>
      <text:p text:style-name="P6">University of Texas at Austin Data Analytics Certification</text:p>
      <text:p text:style-name="P6">Makersquare Front-End Development</text:p>
      <text:p text:style-name="P10"/>
      <text:p text:style-name="P8">Education</text:p>
      <text:p text:style-name="P10"><text:span text:style-name="T3">North Carolina State University<text:line-break/></text:span>Bachelor of Graphic Design<text:line-break/>Bachelor of Environmental Design in Architecture</text:p>
      <text:p text:style-name="P1"/>
      <text:p text:style-name="P9"><text:span text:style-name="T3">Patents</text:span><text:span text:style-name="T2"><text:line-break/>Cradle for portable server monitor<text:line-break/></text:span><text:span text:style-name="T1">A physical housing for a digital server offe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8T14:01:39</meta:creation-date>
    <dc:date>2024-01-04T15:15:02</dc:date>
    <meta:editing-duration>P13DT19H58M5S</meta:editing-duration>
    <meta:editing-cycles>9</meta:editing-cycles>
    <meta:generator>OpenOffice/4.1.11$Unix OpenOffice.org_project/4111m1$Build-9808</meta:generator>
    <meta:document-statistic meta:table-count="1" meta:image-count="0" meta:object-count="0" meta:page-count="2" meta:paragraph-count="59" meta:word-count="513" meta:character-count="3631"/>
  </office:meta>
</office:document-meta>
</file>